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3D0000013D093095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655cm" table:align="margins"/>
    </style:style>
    <style:style style:name="Table1.A" style:family="table-column">
      <style:table-column-properties style:column-width="3.13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8.223cm" style:type="center"/>
          <style:tab-stop style:position="8.795cm" style:type="center"/>
          <style:tab-stop style:position="17.59cm" style:type="right"/>
        </style:tab-stops>
      </style:paragraph-properties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8.223cm" style:type="center"/>
          <style:tab-stop style:position="8.795cm" style:type="center"/>
          <style:tab-stop style:position="17.59cm" style:type="right"/>
        </style:tab-stops>
      </style:paragraph-properties>
      <style:text-properties fo:color="#000000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ext_20_body">
      <style:text-properties fo:font-size="12pt" style:font-size-asian="10.5pt" style:font-size-complex="12pt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5.655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fo:font-size="12pt" style:font-size-asian="10.5pt" style:font-size-complex="12pt"/>
    </style:style>
    <style:style style:name="P14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15" style:family="paragraph" style:parent-style-name="Heading_20_1">
      <style:text-properties fo:font-size="12pt" style:font-size-asian="10.5pt" style:font-size-complex="12pt"/>
    </style:style>
    <style:style style:name="P16" style:family="paragraph" style:parent-style-name="Heading_20_1">
      <style:paragraph-properties fo:break-before="page"/>
      <style:text-properties fo:font-size="12pt" style:font-size-asian="10.5pt" style:font-size-complex="12pt"/>
    </style:style>
    <style:style style:name="P17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fo:font-weight="bold" style:font-size-asian="10.5pt" style:font-weight-asian="bold" style:font-size-complex="12pt" style:font-weight-complex="bold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.84cm, 0cm, 0.84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6cm" svg:stroke-color="#ff0000" draw:marker-start-width="0.439cm" draw:marker-end-width="0.439cm" draw:opacity="0%" draw:textarea-horizontal-align="center" draw:textarea-vertical-align="middle" fo:padding-top="0.03cm" fo:padding-bottom="0.03cm" fo:padding-left="0.03cm" fo:padding-right="0.03cm" draw:shadow-opacity="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text:title>Esquemático Eléctrico</text:title>, <text:subject>board-ID</text:subject></text:p>
      <text:p text:style-name="P4"/>
      <text:p text:style-name="P4"/>
      <text:p text:style-name="P4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Revisión</text:p>
          </table:table-cell>
          <table:table-cell table:style-name="Table1.A1" office:value-type="string">
            <text:p text:style-name="P6">Preparó</text:p>
          </table:table-cell>
          <table:table-cell table:style-name="Table1.A1" office:value-type="string">
            <text:p text:style-name="P6">Revisó</text:p>
          </table:table-cell>
          <table:table-cell table:style-name="Table1.A1" office:value-type="string">
            <text:p text:style-name="P6">Revisó</text:p>
          </table:table-cell>
          <table:table-cell table:style-name="Table1.E1" office:value-type="string">
            <text:p text:style-name="P6">Notas</text:p>
          </table:table-cell>
        </table:table-row>
        <table:table-row>
          <table:table-cell table:style-name="Table1.A2" office:value-type="string">
            <text:p text:style-name="P7">A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</table:table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1">Table of Contents</text:p>
          </text:index-title>
          <text:p text:style-name="P12">1 Objeto<text:tab/>3</text:p>
          <text:p text:style-name="P12">2 Responsabilidad<text:tab/>3</text:p>
          <text:p text:style-name="P12">3 Herramientas utilizadas<text:tab/>3</text:p>
          <text:p text:style-name="P12">4 Notas<text:tab/>3</text:p>
        </text:index-body>
      </text:table-of-content>
      <text:p text:style-name="P4"/>
      <text:h text:style-name="P16" text:outline-level="1">Objeto</text:h>
      <text:p text:style-name="Text_20_body"><text:span text:style-name="T4">Este documento tiene como finalidad presentar toda la información relacionada al esquemático eléctrico de la placa </text:span><text:span text:style-name="T4"><text:subject>board-ID</text:subject></text:span><text:span text:style-name="T4">.</text:span></text:p>
      <text:h text:style-name="P15" text:outline-level="1">Responsabilidad</text:h>
      <text:p text:style-name="P9">Es responsible<text:tab/>del conocimiento de este documento toda persona que modifique, fabrique o ponga en marcha la placa <text:subject>board-ID</text:subject>.</text:p>
      <text:h text:style-name="P15" text:outline-level="1">Herramientas utilizadas</text:h>
      <text:p text:style-name="Text_20_body"><text:span text:style-name="T5">CAD:<text:tab/><text:tab/></text:span><text:span text:style-name="T6">K</text:span><text:span text:style-name="T4">icad.</text:span></text:p>
      <text:p text:style-name="Text_20_body"><text:span text:style-name="T5">Simulacion:<text:tab/></text:span><text:span text:style-name="T6">NA.</text:span></text:p>
      <text:p text:style-name="P10"><text:span text:style-name="T4">Referencias:<text:tab/></text:span><text:span text:style-name="T6">Incluídas en el esquemático.</text:span></text:p>
      <text:h text:style-name="P15" text:outline-level="1">Notas</text:h>
      <text:p text:style-name="P9">Explicar brevemente los bloques o funcionalidades de la placa.</text:p>
      <text:h text:style-name="P15" text:outline-level="1">Esquemático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655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8.223cm" style:type="center"/>
          <style:tab-stop style:position="8.795cm" style:type="center"/>
          <style:tab-stop style:position="17.59cm" style:type="right"/>
        </style:tab-stops>
      </style:paragraph-properties>
      <style:text-properties fo:color="#ff0000" style:font-name="DejaVu Sans Condensed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MP2" style:family="paragraph">
      <style:paragraph-properties fo:text-align="center"/>
    </style:style>
    <style:style style:name="MP3" style:family="paragraph" style:parent-style-name="Header">
      <style:paragraph-properties fo:text-align="end" style:justify-single-word="false">
        <style:tab-stops>
          <style:tab-stop style:position="8.223cm" style:type="center"/>
          <style:tab-stop style:position="8.795cm" style:type="center"/>
          <style:tab-stop style:position="17.59cm" style:type="right"/>
        </style:tab-stops>
      </style:paragraph-properties>
      <style:text-properties fo:color="#000000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fo:font-size="22pt" style:font-size-asian="22pt" style:font-size-complex="22pt"/>
    </style:style>
    <style:style style:name="MT2" style:family="text">
      <style:text-properties fo:color="#000000"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color="#000000"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.84cm, 0cm, 0.84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svg:stroke-width="0.06cm" svg:stroke-color="#ff0000" draw:marker-start-width="0.439cm" draw:marker-end-width="0.439cm" draw:opacity="0%" draw:textarea-horizontal-align="center" draw:textarea-vertical-align="middle" fo:padding-top="0.03cm" fo:padding-bottom="0.03cm" fo:padding-left="0.03cm" fo:padding-right="0.03cm" draw:shadow-opacity="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1.543cm" fo:margin-left="3.087cm" fo:margin-right="2.8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77cm" fo:margin-left="0cm" fo:margin-right="0cm" fo:margin-top="0.499cm"/>
      </style:footer-style>
    </style:page-layout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5.951cm" svg:y="0.042cm" svg:width="1.101cm" svg:height="0.87cm" draw:z-index="5"><draw:image xlink:href="Pictures/100000000000013D0000013D09309579.png" xlink:type="simple" xlink:show="embed" xlink:actuate="onLoad"/></draw:frame><draw:rect text:anchor-type="paragraph" draw:z-index="2" draw:style-name="Mgr1" draw:text-style-name="MP2" svg:width="15.985cm" svg:height="2.096cm" svg:x="-0.15cm" svg:y="-0.231cm"><text:p/></draw:rect><text:span text:style-name="MT1">Mrk Industries </text:span><text:tab/><text:tab/><text:span text:style-name="MT2"><text:tab/></text:span><text:span text:style-name="MT3"><text:date style:data-style-name="N81" text:date-value="2011-12-02T19:01:39" text:fixed="true">2. December 2011</text:date></text:span></text:p>
        <text:p text:style-name="MP3">Schematic - <text:subject>board-ID</text:subject></text:p>
      </style:header>
      <style:footer>
        <text:p text:style-name="MP4">File name: <text:file-name text:display="name-and-extension">1_HW_SCHEMATIC_XX.odt</text:file-name><text:tab/><text:tab/>Page <text:page-number text:select-page="current">2</text:page-number> of <text:s/>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2T19:01:42</meta:creation-date>
    <meta:editing-duration>PT4H16M17S</meta:editing-duration>
    <meta:editing-cycles>17</meta:editing-cycles>
    <meta:generator>LibreOffice/3.4$Linux LibreOffice_project/340m1$Build-402</meta:generator>
    <meta:initial-creator>Marcos Ariel Chaparro</meta:initial-creator>
    <dc:subject>board-ID</dc:subject>
    <dc:title>Esquemático Eléctrico</dc:title>
    <dc:date>2011-12-03T19:40:41</dc:date>
    <dc:creator>Marcos Ariel Chaparro</dc:creator>
    <meta:document-statistic meta:table-count="1" meta:image-count="1" meta:object-count="0" meta:page-count="3" meta:paragraph-count="26" meta:word-count="105" meta:character-count="688" meta:non-whitespace-character-count="608"/>
  </office:meta>
</office:document-meta>
</file>